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officeooo:paragraph-rsid="00015886"/>
    </style:style>
    <style:style style:name="P4" style:family="paragraph" style:parent-style-name="Standard" style:list-style-name="L2">
      <style:text-properties officeooo:paragraph-rsid="00015886"/>
    </style:style>
    <style:style style:name="P5" style:family="paragraph" style:parent-style-name="Standard" style:list-style-name="L2">
      <style:text-properties officeooo:paragraph-rsid="00020196"/>
    </style:style>
    <style:style style:name="P6" style:family="paragraph" style:parent-style-name="Standard" style:list-style-name="L2">
      <style:text-properties officeooo:paragraph-rsid="0002cbf5"/>
    </style:style>
    <style:style style:name="P7" style:family="paragraph" style:parent-style-name="Standard" style:list-style-name="L2">
      <style:text-properties fo:font-weight="bold" officeooo:paragraph-rsid="00020196" style:font-weight-asian="bold" style:font-weight-complex="bold"/>
    </style:style>
    <style:style style:name="P8" style:family="paragraph" style:parent-style-name="Standard" style:list-style-name="L2">
      <style:text-properties fo:font-weight="bold" officeooo:paragraph-rsid="0002cbf5" style:font-weight-asian="bold" style:font-weight-complex="bold"/>
    </style:style>
    <style:style style:name="P9" style:family="paragraph" style:parent-style-name="Standard">
      <style:text-properties fo:font-weight="bold" officeooo:paragraph-rsid="00020196" style:font-weight-asian="bold" style:font-weight-complex="bold"/>
    </style:style>
    <style:style style:name="P10" style:family="paragraph" style:parent-style-name="Standard">
      <style:text-properties fo:font-weight="bold" officeooo:paragraph-rsid="0002cbf5" style:font-weight-asian="bold" style:font-weight-complex="bold"/>
    </style:style>
    <style:style style:name="P11" style:family="paragraph" style:parent-style-name="Standard">
      <style:text-properties officeooo:paragraph-rsid="00020196"/>
    </style:style>
    <style:style style:name="P12" style:family="paragraph" style:parent-style-name="Standard">
      <style:text-properties officeooo:paragraph-rsid="0002cbf5"/>
    </style:style>
    <style:style style:name="P13" style:family="paragraph" style:parent-style-name="Standard" style:list-style-name="L3">
      <style:paragraph-properties fo:margin-left="1.245cm" fo:margin-right="0cm" fo:text-indent="-0.635cm" style:auto-text-indent="false"/>
      <style:text-properties officeooo:paragraph-rsid="00015886"/>
    </style:style>
    <style:style style:name="T1" style:family="text">
      <style:text-properties officeooo:rsid="00015886"/>
    </style:style>
    <style:style style:name="T2" style:family="text">
      <style:text-properties officeooo:rsid="00020196"/>
    </style:style>
    <style:style style:name="T3" style:family="text">
      <style:text-properties fo:font-weight="bold" officeooo:rsid="00015886" style:font-weight-asian="bold" style:font-weight-complex="bold"/>
    </style:style>
    <style:style style:name="T4" style:family="text">
      <style:text-properties fo:font-weight="bold" officeooo:rsid="00020196" style:font-weight-asian="bold" style:font-weight-complex="bold"/>
    </style:style>
    <style:style style:name="T5" style:family="text">
      <style:text-properties fo:font-weight="bold" officeooo:rsid="0002cbf5" style:font-weight-asian="bold" style:font-weight-complex="bold"/>
    </style:style>
    <style:style style:name="T6" style:family="text">
      <style:text-properties fo:font-weight="normal" officeooo:rsid="00020196" style:font-weight-asian="normal" style:font-weight-complex="normal"/>
    </style:style>
    <style:style style:name="T7" style:family="text">
      <style:text-properties fo:font-weight="normal" officeooo:rsid="0002cbf5" style:font-weight-asian="normal" style:font-weight-complex="normal"/>
    </style:style>
    <style:style style:name="T8" style:family="text">
      <style:text-properties officeooo:rsid="0002cbf5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iom łatwy:</text:p>
      <text:p text:style-name="Standard"/>
      <text:p text:style-name="Standard">1.MVC we wzorcach projektowych to skrót od:</text:p>
      <text:p text:style-name="Standard"><text:s text:c="2"/>a) Model-View-Controller <text:s text:c="2"/>(prawidłowa)</text:p>
      <text:p text:style-name="Standard"><text:s text:c="2"/>b) Minnesota Valley Conference</text:p>
      <text:p text:style-name="Standard"><text:s text:c="2"/>c) Mute-View-Controller</text:p>
      <text:p text:style-name="Standard"><text:s text:c="2"/>d) Mac Version Control</text:p>
      <text:p text:style-name="Standard"/>
      <text:p text:style-name="Standard">2.Z jakich wzorców wywodzą się wzorce projektowe w informatyce:</text:p>
      <text:p text:style-name="Standard"><text:s text:c="2"/>a) z wzorców projektowych w architekturze <text:s/>(prawidłowa)</text:p>
      <text:p text:style-name="Standard"><text:s text:c="2"/>b) z wzorców projektowych w matematyce</text:p>
      <text:p text:style-name="Standard"><text:s text:c="2"/>c) z wzorców projektowych w muzyce</text:p>
      <text:p text:style-name="Standard"><text:s text:c="2"/>d) z wzorców projektowych w modzie</text:p>
      <text:p text:style-name="Standard"/>
      <text:p text:style-name="Standard">3.Termin wzorca projektowego został spopularyzowany w 1995r. przez tzw.:</text:p>
      <text:p text:style-name="Standard"><text:s text:c="2"/>a) Zgraję Czterech</text:p>
      <text:p text:style-name="Standard"><text:s text:c="2"/>b) Bandę Czterech <text:s/>(prawidłowa)</text:p>
      <text:p text:style-name="Standard"><text:s text:c="2"/>c) Kwartet</text:p>
      <text:p text:style-name="Standard"><text:s text:c="2"/>d) OOPSLA</text:p>
      <text:p text:style-name="Standard"/>
      <text:p text:style-name="Standard">4.We wzorcu Obserwator wyróżniamy dwa podstawowe typy obiektów:</text:p>
      <text:p text:style-name="Standard"><text:s text:c="2"/>a) drzewo, gałąź</text:p>
      <text:p text:style-name="Standard"><text:s text:c="2"/>b) obserwowany (podmiot), obserwator <text:s/>(prawidłowa)</text:p>
      <text:p text:style-name="Standard"><text:s text:c="2"/>c) obserwatorium, latarnia</text:p>
      <text:p text:style-name="Standard"><text:s text:c="2"/>d) koncepcja, inwigilacja</text:p>
      <text:p text:style-name="Standard"/>
      <text:p text:style-name="Standard">5.W inżynierii oprogramowania, uniwersalne, sprawdzone w praktyce rozwiązanie często pojawiających się, powtarzalnych problemów projektowych to:</text:p>
      <text:p text:style-name="Standard"><text:s text:c="2"/>a) wzorzec pomysłowy</text:p>
      <text:p text:style-name="Standard"><text:s text:c="2"/>b) OOT</text:p>
      <text:p text:style-name="Standard"><text:s text:c="2"/>c) Wzorzec finansowy</text:p>
      <text:p text:style-name="Standard"><text:s text:c="2"/>d) Wzorzec projektowy (prawidłowa)</text:p>
      <text:p text:style-name="Standard"/>
      <text:p text:style-name="Standard"/>
      <text:p text:style-name="P1">Poziom średni:</text:p>
      <text:p text:style-name="Standard"/>
      <text:p text:style-name="Standard">1.Inne określenie na ten wzorzec to "Waga piórkowa":</text:p>
      <text:p text:style-name="Standard"><text:s text:c="2"/>a) Bird Weight</text:p>
      <text:p text:style-name="Standard"><text:s text:c="2"/>b) Plume weight</text:p>
      <text:p text:style-name="Standard"><text:s text:c="2"/>c) Flyweight <text:s text:c="3"/>(prawidłowa)</text:p>
      <text:p text:style-name="Standard"><text:s text:c="2"/>d) Fluflu</text:p>
      <text:p text:style-name="Standard"/>
      <text:p text:style-name="Standard">2.Zadaniem tego wzorca jest zapamiętanie i udostępnienie na zewnątrz wewnętrznego stanu obiektu bez naruszania hermetyzacji. Wzorzec ten to:</text:p>
      <text:p text:style-name="Standard"><text:s text:c="2"/>a) Wzorzec Pamiątka <text:s text:c="3"/>(prawidłowa)</text:p>
      <text:p text:style-name="Standard"><text:s text:c="2"/>b) Wzorzec Zapamiętywacz</text:p>
      <text:p text:style-name="Standard"><text:s text:c="2"/>c) Wzorzec Memorize</text:p>
      <text:p text:style-name="Standard"><text:s text:c="2"/>d) Wzorzec Move</text:p>
      <text:p text:style-name="Standard"/>
      <text:p text:style-name="Standard">3.Wzorzec ten składa się z: Kontekstu, Stanu abstrakcyjnego i Stanu konkretnego:</text:p>
      <text:p text:style-name="Standard"><text:s text:c="2"/>a) Wzorzec Composite</text:p>
      <text:p text:style-name="Standard"><text:s text:c="2"/>b) Wzorzec Singleton <text:s text:c="2"/></text:p>
      <text:p text:style-name="Standard"><text:soft-page-break/><text:s text:c="2"/>c) Wzorzec State (Stan) <text:s text:c="2"/>(prawidłowa)</text:p>
      <text:p text:style-name="Standard"><text:s text:c="2"/>d) Wzorzec Most</text:p>
      <text:p text:style-name="Standard"/>
      <text:p text:style-name="Standard">4.Celem tego wzorca jest rozdzielenie sposobu tworzenia obiektów od ich reprezentacji.</text:p>
      <text:p text:style-name="Standard"><text:s text:c="2"/>Zazwyczaj stosowany jest do konstrukcji obiektów złożonych. Wzorzec ten to:</text:p>
      <text:p text:style-name="Standard"><text:s text:c="2"/>a) Wzorzec Pamiątka</text:p>
      <text:p text:style-name="Standard"><text:s text:c="2"/>b) Wzorzec Obserwator</text:p>
      <text:p text:style-name="Standard"><text:s text:c="2"/>c) Wzorzec Budowniczy <text:s/>(prawidłowa)</text:p>
      <text:p text:style-name="Standard"><text:s text:c="2"/>d) Wzorzec Tęcza</text:p>
      <text:p text:style-name="Standard"/>
      <text:p text:style-name="Standard">5.Celem wzorca Prototyp jest:</text:p>
      <text:p text:style-name="Standard"><text:s text:c="2"/>a) opakowanie oryginalnej klasy w nową klasę "dekorującą"</text:p>
      <text:p text:style-name="Standard"><text:s text:c="2"/>b) stworzenie protypu wynalazku</text:p>
      <text:p text:style-name="Standard"><text:s text:c="2"/>c) umożliwienie tworzenia obiektów danej klasy bądź klas z wykorzystaniem już istniejącego <text:s text:c="3"/>obiektu, zwanego prototypem <text:s text:c="3"/>(prawidłowa)</text:p>
      <text:list xml:id="list42402815" text:style-name="L1">
        <text:list-item>
          <text:p text:style-name="P2">zapewnienie sekwencyjnego dostępu do podobiektów zgrupowanych w większym obiekcie</text:p>
        </text:list-item>
        <text:list-item>
          <text:p text:style-name="P2"/>
        </text:list-item>
      </text:list>
      <text:p text:style-name="Standard"/>
      <text:p text:style-name="Standard">1. Do wzorców kreacyjnych NIE zaliczamy wzorca:</text:p>
      <text:p text:style-name="Standard">A. Prototyp</text:p>
      <text:p text:style-name="Standard">B. Fasada</text:p>
      <text:p text:style-name="Standard">C. Metoda wytwórcza</text:p>
      <text:p text:style-name="Standard">D. Singleton</text:p>
      <text:p text:style-name="Standard"/>
      <text:p text:style-name="Standard">B</text:p>
      <text:p text:style-name="Standard"/>
      <text:p text:style-name="Standard">2. Obiekt informuje inne obiekty o zmiane stanu określonych obiektów.</text:p>
      <text:p text:style-name="Standard">A. Fasada</text:p>
      <text:p text:style-name="Standard">B. Pyłek</text:p>
      <text:p text:style-name="Standard">C. Obserwator</text:p>
      <text:p text:style-name="Standard">D. Singleton</text:p>
      <text:p text:style-name="Standard"><text:s/></text:p>
      <text:p text:style-name="Standard">C</text:p>
      <text:p text:style-name="Standard"/>
      <text:p text:style-name="Standard">3. Wzorzec zapewniający istnienie tylko jednej instancji pewnej klasy w całym systemie</text:p>
      <text:p text:style-name="Standard">A. Prototyp</text:p>
      <text:p text:style-name="Standard">B. Interpreter</text:p>
      <text:p text:style-name="Standard">C. Singleton</text:p>
      <text:p text:style-name="Standard">D. Most</text:p>
      <text:p text:style-name="Standard"/>
      <text:p text:style-name="Standard"/>
      <text:p text:style-name="Standard">4. Wzorzec pozwalający na dodawanie nowych funkcjonalności do istniejących klas dynamicznie - w trakcie działania programu.</text:p>
      <text:p text:style-name="Standard">A. Dekorator</text:p>
      <text:p text:style-name="Standard">B. Singleton</text:p>
      <text:p text:style-name="Standard">C. Pyłek</text:p>
      <text:p text:style-name="Standard">D. MVC</text:p>
      <text:p text:style-name="Standard"/>
      <text:p text:style-name="Standard">A</text:p>
      <text:p text:style-name="Standard"/>
      <text:p text:style-name="Standard">5. Wzorzec, który często implementuje klasy fabryk abstrakcyjnych</text:p>
      <text:p text:style-name="Standard">A. Dekorator</text:p>
      <text:p text:style-name="Standard"><text:soft-page-break/>B. MVC</text:p>
      <text:p text:style-name="Standard">C. Prototyp</text:p>
      <text:p text:style-name="Standard">D. Strategia</text:p>
      <text:p text:style-name="Standard"/>
      <text:p text:style-name="Standard">C</text:p>
      <text:p text:style-name="Standard"/>
      <text:p text:style-name="Standard">6. Wzorzec pozwalający na tworzenie obiektów, których typy nie są ze sobą powiązane</text:p>
      <text:p text:style-name="Standard">A. Strategia</text:p>
      <text:p text:style-name="Standard">B. Metoda wytwórcza</text:p>
      <text:p text:style-name="Standard">C. Singleton</text:p>
      <text:p text:style-name="Standard">D. Fasada</text:p>
      <text:p text:style-name="Standard"/>
      <text:p text:style-name="Standard">B</text:p>
      <text:p text:style-name="Standard"/>
      <text:p text:style-name="Standard">7. Wzorzec umożliwiający tworzenie obiektów na podstawie przykładowej instancji</text:p>
      <text:p text:style-name="Standard">A. MVC</text:p>
      <text:p text:style-name="Standard">B. Dekorator</text:p>
      <text:p text:style-name="Standard">C. Strategia</text:p>
      <text:p text:style-name="Standard">D. Prototyp</text:p>
      <text:p text:style-name="Standard"/>
      <text:p text:style-name="Standard">D</text:p>
      <text:p text:style-name="Standard"/>
      <text:p text:style-name="Standard">8. W którym języku programowania najłatwiej jest zaimplementować wzorzec projektowy?</text:p>
      <text:p text:style-name="Standard">A. C</text:p>
      <text:p text:style-name="Standard">B. Fortran</text:p>
      <text:p text:style-name="Standard">C. C#</text:p>
      <text:p text:style-name="Standard">D. Prolog</text:p>
      <text:p text:style-name="Standard"/>
      <text:p text:style-name="Standard">C</text:p>
      <text:p text:style-name="Standard"/>
      <text:p text:style-name="Standard">9. W jakim celu stosuje się wzorce projektowe?</text:p>
      <text:p text:style-name="Standard">A. Łatwiejsze testowanie aplikacji</text:p>
      <text:p text:style-name="Standard">B. Szybsze pisanie aplikacji</text:p>
      <text:p text:style-name="Standard">C. Większa podatność programu na późniejsze modyfikacje</text:p>
      <text:p text:style-name="Standard">D. Szybsze działanie aplikacji</text:p>
      <text:p text:style-name="Standard"/>
      <text:p text:style-name="Standard">C</text:p>
      <text:p text:style-name="Standard"/>
      <text:p text:style-name="Standard">10. Która nazwa NIE określa wzorca projektowego?</text:p>
      <text:p text:style-name="Standard">A. Iterator</text:p>
      <text:p text:style-name="Standard">B. Interpreter</text:p>
      <text:p text:style-name="Standard">C. Dekorator</text:p>
      <text:p text:style-name="Standard">D. Dekoder</text:p>
      <text:p text:style-name="Standard"/>
      <text:p text:style-name="Standard">D</text:p>
      <text:p text:style-name="Standard"/>
      <text:p text:style-name="Standard">11. "Wirtualny konstruktor" to inaczej:</text:p>
      <text:p text:style-name="Standard">A. Metoda wytwórcza</text:p>
      <text:p text:style-name="Standard">B. Singleton</text:p>
      <text:p text:style-name="Standard">C. Pyłek</text:p>
      <text:p text:style-name="Standard">D. Strategia</text:p>
      <text:p text:style-name="Standard"/>
      <text:p text:style-name="Standard"><text:soft-page-break/>A</text:p>
      <text:p text:style-name="Standard"/>
      <text:p text:style-name="Standard">12. Która nazwa NIE określa wzorca projektowego?</text:p>
      <text:p text:style-name="Standard">A. Iterator</text:p>
      <text:p text:style-name="Standard">B. Mediator</text:p>
      <text:p text:style-name="Standard">C. Translator</text:p>
      <text:p text:style-name="Standard">D. Dekorator</text:p>
      <text:p text:style-name="Standard"/>
      <text:p text:style-name="Standard">C</text:p>
      <text:p text:style-name="Standard"/>
      <text:p text:style-name="Standard">13. Który z podanych wzorców jest wzorcem kreacyjnym?</text:p>
      <text:p text:style-name="Standard">A. Fasada</text:p>
      <text:p text:style-name="Standard">B. Singleton</text:p>
      <text:p text:style-name="Standard">C. Strategia</text:p>
      <text:p text:style-name="Standard">D. Most</text:p>
      <text:p text:style-name="Standard"/>
      <text:p text:style-name="Standard">B</text:p>
      <text:p text:style-name="Standard"/>
      <text:p text:style-name="Standard">14. Który z podanych wzorców jest wzorcem czynnościowym?</text:p>
      <text:p text:style-name="Standard">A. Kompozyt</text:p>
      <text:p text:style-name="Standard">B. Strategia</text:p>
      <text:p text:style-name="Standard">C. Budowniczy</text:p>
      <text:p text:style-name="Standard">D. Dekorator</text:p>
      <text:p text:style-name="Standard"/>
      <text:p text:style-name="Standard">B</text:p>
      <text:p text:style-name="Standard"/>
      <text:p text:style-name="Standard">15. Który z podanych wzorców jest wzorcem strukturalnym?</text:p>
      <text:p text:style-name="Standard"/>
      <text:p text:style-name="Standard">A. Dekorator</text:p>
      <text:p text:style-name="Standard">B. Prototyp</text:p>
      <text:p text:style-name="Standard">C. Polecenie</text:p>
      <text:p text:style-name="Standard">D. Stan</text:p>
      <text:p text:style-name="Standard"/>
      <text:p text:style-name="Standard">A</text:p>
      <text:p text:style-name="Standard"/>
      <text:p text:style-name="Standard">16.Który z podanych wzorców NIE jest wzorcem strukturalnym?</text:p>
      <text:p text:style-name="Standard">A. Adapter</text:p>
      <text:p text:style-name="Standard">B. Most</text:p>
      <text:p text:style-name="Standard">C. Interpreter</text:p>
      <text:p text:style-name="Standard">D. Dekorator</text:p>
      <text:p text:style-name="Standard"/>
      <text:p text:style-name="Standard">C</text:p>
      <text:p text:style-name="Standard"/>
      <text:p text:style-name="Standard">17. Wzorzec, który ułatwia dostęp do złożonego systemu poprzed ujednolicenie jego interfejsu to:</text:p>
      <text:p text:style-name="Standard">A. Most</text:p>
      <text:p text:style-name="Standard">B. Adapter</text:p>
      <text:p text:style-name="Standard">C. Fasada</text:p>
      <text:p text:style-name="Standard">D. Dekorator</text:p>
      <text:p text:style-name="Standard"/>
      <text:p text:style-name="Standard">C</text:p>
      <text:p text:style-name="Standard"/>
      <text:p text:style-name="Standard">18. Wybierz podpunkt, który nie pasuje do pozostałych:</text:p>
      <text:p text:style-name="Standard"><text:soft-page-break/>A. Proxy</text:p>
      <text:p text:style-name="Standard">B. Obiekt zastępczy</text:p>
      <text:p text:style-name="Standard">C. Pełnomocnik</text:p>
      <text:p text:style-name="Standard">D. Fasada</text:p>
      <text:p text:style-name="Standard"/>
      <text:p text:style-name="Standard">D</text:p>
      <text:p text:style-name="Standard"/>
      <text:p text:style-name="Standard">19. Mając do zaprojektowania aplikację desktopową, która zapewnia użytkownikowi możliwość cofania dokonanych w programie zmian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Standard">20. Mając do zaprojektowania aplikację desktopową, która zapewnia użytkownikowi możliwość przeglądania historii zmian dokonanych w programie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Standard">21. Wzorzec, który pozwala zgrupować dużą ilość obiektów tej samej klasy w jednym miejscu</text:p>
      <text:p text:style-name="Standard">A. Kompozyt</text:p>
      <text:p text:style-name="Standard">B. Polecenie</text:p>
      <text:p text:style-name="Standard">C. Singleton</text:p>
      <text:p text:style-name="Standard">D. Pyłek</text:p>
      <text:p text:style-name="Standard"/>
      <text:p text:style-name="Standard">D</text:p>
      <text:p text:style-name="Standard"/>
      <text:p text:style-name="Standard">22. Komunikację między formularzem aplikacji okienkowej a jej kontolerem można zaimplementować stosując wzorzec:</text:p>
      <text:p text:style-name="Standard">A. Obserwator</text:p>
      <text:p text:style-name="Standard">B. Singleton</text:p>
      <text:p text:style-name="Standard">C. Fabryka</text:p>
      <text:p text:style-name="Standard">D. Prototyp</text:p>
      <text:p text:style-name="Standard"/>
      <text:p text:style-name="Standard">A</text:p>
      <text:p text:style-name="Standard"/>
      <text:p text:style-name="Standard">23. Chcąc stworzyć aplikację do przeszukiwania tekstu dającą użytkownikowi możliwość wyboru algorytmu przeszukiwana, można zastosować wzorzec: </text:p>
      <text:p text:style-name="Standard">A. Singleton</text:p>
      <text:p text:style-name="Standard">B. Prototyp</text:p>
      <text:p text:style-name="Standard">C. Pyłek</text:p>
      <text:p text:style-name="Standard">D. Strategia</text:p>
      <text:p text:style-name="Standard"/>
      <text:p text:style-name="Standard">D</text:p>
      <text:p text:style-name="Standard"/>
      <text:p text:style-name="Standard">24. Do zaprojektowania aplikacji "kalkulator" można wykorzystać wzorzec:</text:p>
      <text:p text:style-name="Standard"><text:soft-page-break/>A. Budowniczy</text:p>
      <text:p text:style-name="Standard">B. Iterator</text:p>
      <text:p text:style-name="Standard">C. Singleton</text:p>
      <text:p text:style-name="Standard">D. Interpreter</text:p>
      <text:p text:style-name="Standard"/>
      <text:p text:style-name="Standard">D</text:p>
      <text:p text:style-name="Standard"/>
      <text:p text:style-name="Standard">25. Gdy tworzenie obiektu danej klasy jest operacją złożoną, wygodnie jest użyć wzorca:</text:p>
      <text:p text:style-name="Standard">A. Strategia</text:p>
      <text:p text:style-name="Standard">B. Dekorator</text:p>
      <text:p text:style-name="Standard">C. Polecenie</text:p>
      <text:p text:style-name="Standard">D. Metoda wytwórcza</text:p>
      <text:p text:style-name="Standard"/>
      <text:p text:style-name="Standard">D</text:p>
      <text:p text:style-name="Standard"/>
      <text:p text:style-name="Standard">26. Kiedy wzorzec "Singleton" wymaga dodatkowych zabezpieczeń podczas tworzenia instancji danej klasy?</text:p>
      <text:p text:style-name="Standard">A. W aplikacjach wielowątkowych</text:p>
      <text:p text:style-name="Standard">B. Gdy chcemy mieć globalny dostęp do danej instancji</text:p>
      <text:p text:style-name="Standard">C. Gdy chcemy stworzyć kilka instancji danej klasy</text:p>
      <text:p text:style-name="Standard">D. W programach do wizualizacji plików graficznych</text:p>
      <text:p text:style-name="Standard"/>
      <text:p text:style-name="Standard">A</text:p>
      <text:p text:style-name="Standard"/>
      <text:p text:style-name="Standard"/>
      <text:p text:style-name="Standard">27. Wskaż słowo, które nie pasuje do pozostałych:</text:p>
      <text:p text:style-name="Standard">A. Budowniczy</text:p>
      <text:p text:style-name="Standard">B. Adapter</text:p>
      <text:p text:style-name="Standard">C. Dekorator</text:p>
      <text:p text:style-name="Standard">D. Kompozyt</text:p>
      <text:p text:style-name="Standard"/>
      <text:p text:style-name="Standard">A</text:p>
      <text:p text:style-name="Standard"/>
      <text:p text:style-name="Standard">28. Który z podanych niżej wzorców uważany jest przez niektórych za antywzorzec?</text:p>
      <text:p text:style-name="Standard">A. Obserwator</text:p>
      <text:p text:style-name="Standard">B. Pyłek</text:p>
      <text:p text:style-name="Standard">C. Singleton</text:p>
      <text:p text:style-name="Standard">D. Most</text:p>
      <text:p text:style-name="Standard"/>
      <text:p text:style-name="Standard">C</text:p>
      <text:p text:style-name="Standard"/>
      <text:p text:style-name="Standard">29. Który z podanych niżej wzorców implementuje obiektowy odpowiednik zmiennej globalnej?</text:p>
      <text:p text:style-name="Standard">A. Most</text:p>
      <text:p text:style-name="Standard">B. Fabryka</text:p>
      <text:p text:style-name="Standard">C. Pełnomocnik</text:p>
      <text:p text:style-name="Standard">D. Singleton</text:p>
      <text:p text:style-name="Standard"/>
      <text:p text:style-name="Standard">D</text:p>
      <text:p text:style-name="Standard"/>
      <text:p text:style-name="Standard"/>
      <text:p text:style-name="Standard">30. Który z podanych niżej wzorców pozwala na zaprojektowanie aplikacji pracującej w kilku różnych trybach? </text:p>
      <text:p text:style-name="Standard"><text:soft-page-break/>A. Pełnomocnik</text:p>
      <text:p text:style-name="Standard">B. Fabryka</text:p>
      <text:p text:style-name="Standard">C. Singleton</text:p>
      <text:p text:style-name="Standard">D. Stan</text:p>
      <text:p text:style-name="Standard"/>
      <text:p text:style-name="Standard">D</text:p>
      <text:p text:style-name="Standard"/>
      <text:p text:style-name="P3"><text:span text:style-name="T1">Łatwe</text:span></text:p>
      <text:list xml:id="list42400745" text:style-name="L2">
        <text:list-item>
          <text:p text:style-name="P4"><text:span text:style-name="T1">Która z poniższych opcji nie jest kategorią wzorców pojektowych:</text:span></text:p>
          <text:p text:style-name="P4"><text:span text:style-name="T1">A. wzorce kreacyjne</text:span></text:p>
          <text:p text:style-name="P4"><text:span text:style-name="T1">B. wzorce czynnościowe</text:span></text:p>
          <text:p text:style-name="P4"><text:span text:style-name="T3">C.</text:span><text:span text:style-name="T1"> wzorce analityczne</text:span></text:p>
          <text:p text:style-name="P4"><text:span text:style-name="T1">D. wzorce strukturalne</text:span></text:p>
        </text:list-item>
      </text:list>
      <text:p text:style-name="P3"><text:span text:style-name="T1"/></text:p>
      <text:p text:style-name="P12"><text:span text:style-name="T8">Trudne</text:span></text:p>
      <text:list xml:id="list43440029" text:continue-numbering="true" text:style-name="L2">
        <text:list-item>
          <text:p text:style-name="P5"><text:span text:style-name="T2">Który z poniższych wzorców jest pochodną wzorca MVC używaną szczególnie do tworzenia interfejsu użytkownika?</text:span></text:p>
          <text:p text:style-name="P4"><text:span text:style-name="T3">A.</text:span><text:span text:style-name="T1"> </text:span><text:span text:style-name="T2">Model View Presenter</text:span></text:p>
          <text:p text:style-name="P4"><text:span text:style-name="T1">B. </text:span><text:span text:style-name="T2">Model View Interface</text:span></text:p>
          <text:p text:style-name="P4"><text:span text:style-name="T1">C. </text:span><text:span text:style-name="T2">Model Presenter Controller</text:span></text:p>
          <text:p text:style-name="P4"><text:span text:style-name="T1">D. </text:span><text:span text:style-name="T2">Presenter View Controller</text:span></text:p>
        </text:list-item>
      </text:list>
      <text:p text:style-name="P3"><text:span text:style-name="T1"/></text:p>
      <text:p text:style-name="P12"><text:span text:style-name="T8">Średnie</text:span></text:p>
      <text:list xml:id="list43447057" text:continue-numbering="true" text:style-name="L2">
        <text:list-item>
          <text:p text:style-name="P5"><text:span text:style-name="T2">Rolę któego składnika wzorca MVC przejmuje Prezenter we wzorcu MVP:</text:span></text:p>
          <text:p text:style-name="P5"><text:span text:style-name="T2">A. Model</text:span></text:p>
          <text:p text:style-name="P5"><text:span text:style-name="T4">B.</text:span><text:span text:style-name="T2"> Controller</text:span></text:p>
          <text:p text:style-name="P5"><text:span text:style-name="T2">C. ViewModel</text:span></text:p>
          <text:p text:style-name="P5"><text:span text:style-name="T2">D. View</text:span></text:p>
        </text:list-item>
      </text:list>
      <text:p text:style-name="P11"><text:span text:style-name="T2"/></text:p>
      <text:p text:style-name="P12"><text:span text:style-name="T8">Średnie</text:span></text:p>
      <text:list xml:id="list43426997" text:continue-numbering="true" text:style-name="L2">
        <text:list-item>
          <text:p text:style-name="P5"><text:span text:style-name="T2">Który składnik wzorca MVP odgrywa rolę pośrednika między pozostałymi składnikami?</text:span></text:p>
          <text:p text:style-name="P5"><text:span text:style-name="T2">A. Controller</text:span></text:p>
          <text:p text:style-name="P5"><text:span text:style-name="T2">B. Model</text:span></text:p>
          <text:p text:style-name="P5"><text:span text:style-name="T2">C. View</text:span></text:p>
          <text:p text:style-name="P7"><text:span text:style-name="T2">D. </text:span><text:span text:style-name="T6">Presenter</text:span></text:p>
        </text:list-item>
      </text:list>
      <text:p text:style-name="P9"><text:span text:style-name="T6"/></text:p>
      <text:p text:style-name="P10"><text:span text:style-name="T7">Średnie</text:span></text:p>
      <text:list xml:id="list43447295" text:continue-numbering="true" text:style-name="L2">
        <text:list-item>
          <text:p text:style-name="P5"><text:span text:style-name="T2">Która składowa wzorca Model View ViewModel odpowiada za przekazywanie danych z modelu do widoku?</text:span></text:p>
          <text:p text:style-name="P5"><text:span text:style-name="T2">A. Model</text:span></text:p>
          <text:p text:style-name="P5"><text:span text:style-name="T2">B. ViewModel</text:span></text:p>
          <text:p text:style-name="P5"><text:span text:style-name="T2">C. Controller</text:span></text:p>
          <text:p text:style-name="P7"><text:span text:style-name="T2">D. </text:span><text:span text:style-name="T6">View</text:span></text:p>
        </text:list-item>
      </text:list>
      <text:p text:style-name="P9"><text:span text:style-name="T6"/></text:p>
      <text:p text:style-name="P10"><text:span text:style-name="T7">Trudne</text:span></text:p>
      <text:list xml:id="list43436277" text:continue-numbering="true" text:style-name="L2">
        <text:list-item>
          <text:p text:style-name="P6"><text:span text:style-name="T8">Jak nazywa się wzorzec zakładający istnienie hierarchicznego drzewa agentów składających się z części abstrakcyjnej, prezentacyjnej i kontrolującej:</text:span></text:p>
          <text:p text:style-name="P6"><text:span text:style-name="T8">A. Model Abstraction Control</text:span></text:p>
          <text:p text:style-name="P8"><text:span text:style-name="T8">B. </text:span><text:span text:style-name="T7">Presentation Abstraction Control</text:span></text:p>
          <text:p text:style-name="P6"><text:span text:style-name="T8">C. View Abstraction Control</text:span></text:p>
          <text:p text:style-name="P6"><text:span text:style-name="T8">D. Model View Abstraction</text:span></text:p>
        </text:list-item>
      </text:list>
      <text:p text:style-name="P12"><text:span text:style-name="T8"/></text:p>
      <text:p text:style-name="P12"><text:soft-page-break/><text:span text:style-name="T8">Trudne</text:span></text:p>
      <text:list xml:id="list43447125" text:continue-numbering="true" text:style-name="L2">
        <text:list-item>
          <text:p text:style-name="P6"><text:span text:style-name="T8">Które składowe rozłącza modyfikacja Pasywny Widok powstała na podstawie wzorca MVC?</text:span></text:p>
          <text:p text:style-name="P6"><text:span text:style-name="T8">A. Model i ViewModel</text:span></text:p>
          <text:p text:style-name="P6"><text:span text:style-name="T8">B. Kontroler i Model</text:span></text:p>
          <text:p text:style-name="P6"><text:span text:style-name="T8">C. Widok i Kontroler</text:span></text:p>
          <text:p text:style-name="P8"><text:span text:style-name="T8">D. </text:span><text:span text:style-name="T7">Widok i Model</text:span></text:p>
        </text:list-item>
      </text:list>
      <text:p text:style-name="P10"><text:span text:style-name="T7"/></text:p>
      <text:p text:style-name="P10"><text:span text:style-name="T7">Łatwe</text:span></text:p>
      <text:list xml:id="list43443054" text:continue-numbering="true" text:style-name="L2">
        <text:list-item>
          <text:p text:style-name="P6"><text:span text:style-name="T8">Jak nazywa się platforma aplikacyjna umożliwiająca tworzenie aplikacji zgodnie z wzorcem MVC w .NET?</text:span></text:p>
          <text:p text:style-name="P6"><text:span text:style-name="T5">A.</text:span><text:span text:style-name="T8"> ASP.NET MVC</text:span></text:p>
          <text:p text:style-name="P6"><text:span text:style-name="T8">B. ADO.NET MVC</text:span></text:p>
          <text:p text:style-name="P6"><text:span text:style-name="T8">C. ASD.NET MVC</text:span></text:p>
          <text:p text:style-name="P6"><text:span text:style-name="T8">D. ASO.NET MVC</text:span></text:p>
        </text:list-item>
      </text:list>
      <text:list xml:id="list42395068" text:style-name="L3">
        <text:list-header>
          <text:p text:style-name="P13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7S</meta:editing-duration>
    <meta:editing-cycles>6</meta:editing-cycles>
    <meta:generator>LibreOffice/3.6$Windows_x86 LibreOffice_project/da8c1e6-fd468f4-454e206-f42a4a9-143cfd</meta:generator>
    <dc:date>2012-10-28T23:30:29.22</dc:date>
    <meta:document-statistic meta:table-count="0" meta:image-count="0" meta:object-count="0" meta:page-count="8" meta:paragraph-count="281" meta:word-count="1120" meta:character-count="7561" meta:non-whitespace-character-count="6624"/>
    <meta:user-defined meta:name="Info 1"/>
    <meta:user-defined meta:name="Info 2"/>
    <meta:user-defined meta:name="Info 3"/>
    <meta:user-defined meta:name="Info 4"/>
  </office:meta>
</office:document-meta>
</file>